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19.91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67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kashi-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MB-ADAU1361A</text:p>
          </table:table-cell>
          <table:table-cell office:value-type="string" calcext:value-type="string">
            <text:p>Codec_Modules:UMB-ADAU1361A</text:p>
          </table:table-cell>
          <table:table-cell office:value-type="string" calcext:value-type="string">
            <text:p><text:a xlink:href="http://dsps.shop-pro.jp/?pid=82798273" xlink:type="simple">金子システム</text:a></text:p>
          </table:table-cell>
          <table:table-cell/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FS_B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CK_A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S_A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ST0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Conn_02x17_Odd_Even</text:p>
          </table:table-cell>
          <table:table-cell office:value-type="string" calcext:value-type="string">
            <text:p>Connector_PinHeader_2.54mm:PinHeader_2x17_P2.54mm_Vertical</text:p>
          </table:table-cell>
          <table:table-cell office:value-type="string" calcext:value-type="string">
            <text:p>‎ESQ-117-13-G-D‎</text:p>
          </table:table-cell>
          <table:table-cell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‎ESQ-110-13-G-D‎</text:p>
          </table:table-cell>
          <table:table-cell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table:style-name="ce1" office:value-type="string" calcext:value-type="string">
            <text:p>ESQ-108-13-G-D‎</text:p>
          </table:table-cell>
          <table:table-cell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n_02x15_Odd_Even</text:p>
          </table:table-cell>
          <table:table-cell office:value-type="string" calcext:value-type="string">
            <text:p>Connector_PinHeader_2.54mm:PinHeader_2x15_P2.54mm_Vertical</text:p>
          </table:table-cell>
          <table:table-cell office:value-type="string" calcext:value-type="string">
            <text:p>‎ESQ-115-13-G-D‎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ot needed unless connectin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00/00/00</text:date>, <text:time style:data-style-name="N2" text:time-value="22:45:21.93817631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23:53:56.187326887</dc:date>
    <meta:editing-duration>PT59M10S</meta:editing-duration>
    <meta:editing-cycles>2</meta:editing-cycles>
    <meta:generator>LibreOffice/5.1.6.2$Linux_X86_64 LibreOffice_project/10m0$Build-2</meta:generator>
    <meta:document-statistic meta:table-count="1" meta:cell-count="93" meta:object-count="0"/>
  </office:meta>
</office:document-meta>
</file>